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oix typo : </text:p>
      <text:p text:style-name="Standard"/>
      <text:p text:style-name="Standard">1 typo pour le titre et 1 pour le texte. (utiliser google fonts)</text:p>
      <text:p text:style-name="Standard"/>
      <text:p text:style-name="Standard">Filet : 1px</text:p>
      <text:p text:style-name="Standard"/>
      <text:p text:style-name="Standard">Taille typo : Autour de 16-18 pts pour la typo texte.</text:p>
      <text:p text:style-name="Standard">Utiliser les blocs textes en haut de l'interface d'illustrator pour placer les boîtes de texte.</text:p>
      <text:p text:style-name="Standard">Utiliser typo « safe »</text:p>
      <text:p text:style-name="Standard"/>
      <text:p text:style-name="Standard">En web : line-height à 150% de la taille de la typo (ou 1.5 em)</text:p>
      <text:p text:style-name="Standard">Réglages auto d'illustrator : 120%</text:p>
      <text:p text:style-name="Standard"/>
      <text:p text:style-name="Standard">Margin-bottom : 1.5 em comme pour la line-height</text:p>
      <text:p text:style-name="Standard">Nombre de signes : 44-70 signes</text:p>
      <text:p text:style-name="Standard"/>
      <text:p text:style-name="Standard"/>
      <text:p text:style-name="Standard">Couleur : Privilégier CMJN, couleurs plus naturelles</text:p>
      <text:p text:style-name="Standard">Nommer les couleurs utilisées</text:p>
      <text:p text:style-name="Standard"/>
      <text:p text:style-name="Standard">Polices téléchargées : Montserrat (pour titre) et Lato (text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30T10:31:19</meta:creation-date>
    <dc:date>2016-09-30T11:29:37</dc:date>
    <meta:editing-duration>PT58M19S</meta:editing-duration>
    <meta:editing-cycles>15</meta:editing-cycles>
    <meta:generator>OpenOffice/4.1.2$Unix OpenOffice.org_project/412m3$Build-9782</meta:generator>
    <meta:document-statistic meta:table-count="0" meta:image-count="0" meta:object-count="0" meta:page-count="1" meta:paragraph-count="13" meta:word-count="104" meta:character-count="577"/>
  </office:meta>
</office:document-meta>
</file>